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1.73mm"/>
    </style:style>
    <style:style style:name="co4" style:family="table-column">
      <style:table-column-properties fo:break-before="auto" style:column-width="24.15mm"/>
    </style:style>
    <style:style style:name="co5" style:family="table-column">
      <style:table-column-properties fo:break-before="auto" style:column-width="2.22mm"/>
    </style:style>
    <style:style style:name="co6" style:family="table-column">
      <style:table-column-properties fo:break-before="auto" style:column-width="2.72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7"/>
        <table:table-column table:style-name="co4" table:default-cell-style-name="ce23"/>
        <table:table-column table:style-name="co1" table:number-columns-repeated="10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41" table:default-cell-style-name="ce23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4-4 進口能源</text:p>
          </table:table-cell>
          <table:covered-table-cell table:number-columns-repeated="13" table:style-name="ce8"/>
          <table:table-cell table:style-name="ce31"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　　單位：公秉油當量</text:p>
          </table:table-cell>
          <table:covered-table-cell table:number-columns-repeated="13" table:style-name="ce2"/>
          <table:table-cell table:style-name="ce32" table:number-columns-repeated="1010"/>
        </table:table-row>
        <table:table-row table:style-name="ro3">
          <table:table-cell table:style-name="ce3" office:value-type="string" calcext:value-type="string" table:number-columns-spanned="2" table:number-rows-spanned="1">
            <text:p>年月</text:p>
          </table:table-cell>
          <table:covered-table-cell table:style-name="ce9"/>
          <table:table-cell table:style-name="ce13"/>
          <table:table-cell table:style-name="ce18" office:value-type="string" calcext:value-type="string">
            <text:p>合計</text:p>
          </table:table-cell>
          <table:table-cell table:style-name="ce24" office:value-type="string" calcext:value-type="string">
            <text:p>煙煤-</text:p>
            <text:p>煉焦煤</text:p>
          </table:table-cell>
          <table:table-cell table:style-name="ce24" office:value-type="string" calcext:value-type="string">
            <text:p>煙煤-</text:p>
            <text:p>燃料煤</text:p>
          </table:table-cell>
          <table:table-cell table:style-name="ce18" office:value-type="string" calcext:value-type="string">
            <text:p>無煙煤</text:p>
          </table:table-cell>
          <table:table-cell table:style-name="ce18" office:value-type="string" calcext:value-type="string">
            <text:p>亞煙煤</text:p>
          </table:table-cell>
          <table:table-cell table:style-name="ce18" office:value-type="string" calcext:value-type="string">
            <text:p>焦炭</text:p>
          </table:table-cell>
          <table:table-cell table:style-name="ce18" office:value-type="string" calcext:value-type="string">
            <text:p>原油</text:p>
          </table:table-cell>
          <table:table-cell table:style-name="ce18" office:value-type="string" calcext:value-type="string">
            <text:p>石油產品</text:p>
          </table:table-cell>
          <table:table-cell table:style-name="ce24" office:value-type="string" calcext:value-type="string">
            <text:p>液化</text:p>
            <text:p>天然氣</text:p>
          </table:table-cell>
          <table:table-cell table:style-name="ce24" office:value-type="string" calcext:value-type="string">
            <text:p>生質能</text:p>
            <text:p>及廢棄物</text:p>
          </table:table-cell>
          <table:table-cell table:style-name="ce18" office:value-type="string" calcext:value-type="string">
            <text:p>核能</text:p>
          </table:table-cell>
          <table:table-cell table:style-name="ce32" table:number-columns-repeated="1010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4"/>
          <table:table-cell table:style-name="ce19" office:value-type="float" office:value="109080360.279403" calcext:value-type="float">
            <text:p><text:s/>109,080,360 <text:s/></text:p>
          </table:table-cell>
          <table:table-cell table:style-name="ce25" office:value-type="float" office:value="4106357.52333333" calcext:value-type="float">
            <text:p><text:s/>4,106,358 <text:s/></text:p>
          </table:table-cell>
          <table:table-cell table:style-name="ce25" office:value-type="float" office:value="26986234.92" calcext:value-type="float">
            <text:p><text:s/>26,986,235 <text:s/></text:p>
          </table:table-cell>
          <table:table-cell table:style-name="ce25" office:value-type="float" office:value="118875.3" calcext:value-type="float">
            <text:p><text:s/>118,875 <text:s/></text:p>
          </table:table-cell>
          <table:table-cell table:style-name="ce25" office:value-type="float" office:value="2879677.88888889" calcext:value-type="float">
            <text:p><text:s/>2,879,678 <text:s/></text:p>
          </table:table-cell>
          <table:table-cell table:style-name="ce25" office:value-type="float" office:value="344800.555555556" calcext:value-type="float">
            <text:p><text:s/>344,801 <text:s/></text:p>
          </table:table-cell>
          <table:table-cell table:style-name="ce25" office:value-type="float" office:value="45659273" calcext:value-type="float">
            <text:p><text:s/>45,659,273 <text:s/></text:p>
          </table:table-cell>
          <table:table-cell table:style-name="ce25" office:value-type="float" office:value="10531669.2308004" calcext:value-type="float">
            <text:p><text:s/>10,531,669 <text:s/></text:p>
          </table:table-cell>
          <table:table-cell table:style-name="ce25" office:value-type="float" office:value="7000704" calcext:value-type="float">
            <text:p><text:s/>7,000,70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8" office:value-type="float" office:value="11452767.8608251" calcext:value-type="float">
            <text:p><text:s/>11,452,76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5"/>
          <table:table-cell table:style-name="ce20" office:value-type="float" office:value="116887281.821228" calcext:value-type="float">
            <text:p><text:s/>116,887,282 <text:s/></text:p>
          </table:table-cell>
          <table:table-cell table:style-name="ce26" office:value-type="float" office:value="4107706.55888889" calcext:value-type="float">
            <text:p><text:s/>4,107,707 <text:s/></text:p>
          </table:table-cell>
          <table:table-cell table:style-name="ce26" office:value-type="float" office:value="28724426.0866667" calcext:value-type="float">
            <text:p><text:s/>28,724,426 <text:s/></text:p>
          </table:table-cell>
          <table:table-cell table:style-name="ce26" office:value-type="float" office:value="368144.466666667" calcext:value-type="float">
            <text:p><text:s/>368,144 <text:s/></text:p>
          </table:table-cell>
          <table:table-cell table:style-name="ce26" office:value-type="float" office:value="2834578.98888889" calcext:value-type="float">
            <text:p><text:s/>2,834,579 <text:s/></text:p>
          </table:table-cell>
          <table:table-cell table:style-name="ce26" office:value-type="float" office:value="297843.777777778" calcext:value-type="float">
            <text:p><text:s/>297,844 <text:s/></text:p>
          </table:table-cell>
          <table:table-cell table:style-name="ce26" office:value-type="float" office:value="51737776" calcext:value-type="float">
            <text:p><text:s/>51,737,776 <text:s/></text:p>
          </table:table-cell>
          <table:table-cell table:style-name="ce26" office:value-type="float" office:value="10254791.6130044" calcext:value-type="float">
            <text:p><text:s/>10,254,792 <text:s/></text:p>
          </table:table-cell>
          <table:table-cell table:style-name="ce26" office:value-type="float" office:value="7300742.83960127" calcext:value-type="float">
            <text:p><text:s/>7,300,743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11261271.4897333" calcext:value-type="float">
            <text:p><text:s/>11,261,271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5"/>
          <table:table-cell table:style-name="ce20" office:value-type="float" office:value="129911293.145552" calcext:value-type="float">
            <text:p><text:s/>129,911,293 <text:s/></text:p>
          </table:table-cell>
          <table:table-cell table:style-name="ce26" office:value-type="float" office:value="3955479.73555556" calcext:value-type="float">
            <text:p><text:s/>3,955,480 <text:s/></text:p>
          </table:table-cell>
          <table:table-cell table:style-name="ce26" office:value-type="float" office:value="32465403.1015378" calcext:value-type="float">
            <text:p><text:s/>32,465,403 <text:s/></text:p>
          </table:table-cell>
          <table:table-cell table:style-name="ce26" office:value-type="float" office:value="189359.366666667" calcext:value-type="float">
            <text:p><text:s/>189,359 <text:s/></text:p>
          </table:table-cell>
          <table:table-cell table:style-name="ce26" office:value-type="float" office:value="3150770.07777778" calcext:value-type="float">
            <text:p><text:s/>3,150,770 <text:s/></text:p>
          </table:table-cell>
          <table:table-cell table:style-name="ce26" office:value-type="float" office:value="239268.555555556" calcext:value-type="float">
            <text:p><text:s/>239,269 <text:s/></text:p>
          </table:table-cell>
          <table:table-cell table:style-name="ce26" office:value-type="float" office:value="58445674" calcext:value-type="float">
            <text:p><text:s/>58,445,674 <text:s/></text:p>
          </table:table-cell>
          <table:table-cell table:style-name="ce26" office:value-type="float" office:value="10958043.6779326" calcext:value-type="float">
            <text:p><text:s/>10,958,044 <text:s/></text:p>
          </table:table-cell>
          <table:table-cell table:style-name="ce26" office:value-type="float" office:value="9072726.9205256" calcext:value-type="float">
            <text:p><text:s/>9,072,727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11434567.71" calcext:value-type="float">
            <text:p><text:s/>11,434,56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5"/>
          <table:table-cell table:style-name="ce20" office:value-type="float" office:value="131438711.207619" calcext:value-type="float">
            <text:p><text:s/>131,438,711 <text:s/></text:p>
          </table:table-cell>
          <table:table-cell table:style-name="ce26" office:value-type="float" office:value="3889246.14" calcext:value-type="float">
            <text:p><text:s/>3,889,246 <text:s/></text:p>
          </table:table-cell>
          <table:table-cell table:style-name="ce26" office:value-type="float" office:value="32431374.9248444" calcext:value-type="float">
            <text:p><text:s/>32,431,375 <text:s/></text:p>
          </table:table-cell>
          <table:table-cell table:style-name="ce26" office:value-type="float" office:value="135139.033333333" calcext:value-type="float">
            <text:p><text:s/>135,139 <text:s/></text:p>
          </table:table-cell>
          <table:table-cell table:style-name="ce26" office:value-type="float" office:value="3137591.48888889" calcext:value-type="float">
            <text:p><text:s/>3,137,591 <text:s/></text:p>
          </table:table-cell>
          <table:table-cell table:style-name="ce26" office:value-type="float" office:value="156815.555555556" calcext:value-type="float">
            <text:p><text:s/>156,816 <text:s/></text:p>
          </table:table-cell>
          <table:table-cell table:style-name="ce26" office:value-type="float" office:value="60639932" calcext:value-type="float">
            <text:p><text:s/>60,639,932 <text:s/></text:p>
          </table:table-cell>
          <table:table-cell table:style-name="ce26" office:value-type="float" office:value="10101504.6333125" calcext:value-type="float">
            <text:p><text:s/>10,101,505 <text:s/></text:p>
          </table:table-cell>
          <table:table-cell table:style-name="ce26" office:value-type="float" office:value="9372990.44857272" calcext:value-type="float">
            <text:p><text:s/>9,372,990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11574116.9831111" calcext:value-type="float">
            <text:p><text:s/>11,574,117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5"/>
          <table:table-cell table:style-name="ce20" office:value-type="float" office:value="134148866.649925" calcext:value-type="float">
            <text:p><text:s/>134,148,867 <text:s/></text:p>
          </table:table-cell>
          <table:table-cell table:style-name="ce26" office:value-type="float" office:value="3794639.95888889" calcext:value-type="float">
            <text:p><text:s/>3,794,640 <text:s/></text:p>
          </table:table-cell>
          <table:table-cell table:style-name="ce26" office:value-type="float" office:value="34060132.17344" calcext:value-type="float">
            <text:p><text:s/>34,060,132 <text:s/></text:p>
          </table:table-cell>
          <table:table-cell table:style-name="ce26" office:value-type="float" office:value="95141.5777777778" calcext:value-type="float">
            <text:p><text:s/>95,142 <text:s/></text:p>
          </table:table-cell>
          <table:table-cell table:style-name="ce26" office:value-type="float" office:value="3003904.47777778" calcext:value-type="float">
            <text:p><text:s/>3,003,904 <text:s/></text:p>
          </table:table-cell>
          <table:table-cell table:style-name="ce26" office:value-type="float" office:value="263166.555555556" calcext:value-type="float">
            <text:p><text:s/>263,167 <text:s/></text:p>
          </table:table-cell>
          <table:table-cell table:style-name="ce26" office:value-type="float" office:value="57999139" calcext:value-type="float">
            <text:p><text:s/>57,999,139 <text:s/></text:p>
          </table:table-cell>
          <table:table-cell table:style-name="ce26" office:value-type="float" office:value="13223589.3321088" calcext:value-type="float">
            <text:p><text:s/>13,223,589 <text:s/></text:p>
          </table:table-cell>
          <table:table-cell table:style-name="ce26" office:value-type="float" office:value="10164429.4336203" calcext:value-type="float">
            <text:p><text:s/>10,164,429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11544724.1407556" calcext:value-type="float">
            <text:p><text:s/>11,544,724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5"/>
          <table:table-cell table:style-name="ce20" office:value-type="float" office:value="141299909.125298" calcext:value-type="float">
            <text:p><text:s/>141,299,909 <text:s/></text:p>
          </table:table-cell>
          <table:table-cell table:style-name="ce26" office:value-type="float" office:value="3501392.96555556" calcext:value-type="float">
            <text:p><text:s/>3,501,393 <text:s/></text:p>
          </table:table-cell>
          <table:table-cell table:style-name="ce26" office:value-type="float" office:value="35519801.3420178" calcext:value-type="float">
            <text:p><text:s/>35,519,801 <text:s/></text:p>
          </table:table-cell>
          <table:table-cell table:style-name="ce26" office:value-type="float" office:value="314608.1" calcext:value-type="float">
            <text:p><text:s/>314,608 <text:s/></text:p>
          </table:table-cell>
          <table:table-cell table:style-name="ce26" office:value-type="float" office:value="3542852.05555556" calcext:value-type="float">
            <text:p><text:s/>3,542,852 <text:s/></text:p>
          </table:table-cell>
          <table:table-cell table:style-name="ce26" office:value-type="float" office:value="432838.777777778" calcext:value-type="float">
            <text:p><text:s/>432,839 <text:s/></text:p>
          </table:table-cell>
          <table:table-cell table:style-name="ce26" office:value-type="float" office:value="57473344" calcext:value-type="float">
            <text:p><text:s/>57,473,344 <text:s/></text:p>
          </table:table-cell>
          <table:table-cell table:style-name="ce26" office:value-type="float" office:value="17926296.4391958" calcext:value-type="float">
            <text:p><text:s/>17,926,296 <text:s/></text:p>
          </table:table-cell>
          <table:table-cell table:style-name="ce26" office:value-type="float" office:value="10850365.908473" calcext:value-type="float">
            <text:p><text:s/>10,850,366 <text:s/></text:p>
          </table:table-cell>
          <table:table-cell table:style-name="ce26" office:value-type="float" office:value="70.5411666666667" calcext:value-type="float">
            <text:p><text:s/>71 <text:s/></text:p>
          </table:table-cell>
          <table:table-cell table:style-name="ce29" office:value-type="float" office:value="11738338.9955556" calcext:value-type="float">
            <text:p><text:s/>11,738,339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5"/>
          <table:table-cell table:style-name="ce20" office:value-type="float" office:value="136502821.905849" calcext:value-type="float">
            <text:p><text:s/>136,502,822 <text:s/></text:p>
          </table:table-cell>
          <table:table-cell table:style-name="ce26" office:value-type="float" office:value="3705035.80222222" calcext:value-type="float">
            <text:p><text:s/>3,705,036 <text:s/></text:p>
          </table:table-cell>
          <table:table-cell table:style-name="ce26" office:value-type="float" office:value="34050404.9156089" calcext:value-type="float">
            <text:p><text:s/>34,050,405 <text:s/></text:p>
          </table:table-cell>
          <table:table-cell table:style-name="ce26" office:value-type="float" office:value="115748.144444444" calcext:value-type="float">
            <text:p><text:s/>115,748 <text:s/></text:p>
          </table:table-cell>
          <table:table-cell table:style-name="ce26" office:value-type="float" office:value="4004677.6" calcext:value-type="float">
            <text:p><text:s/>4,004,678 <text:s/></text:p>
          </table:table-cell>
          <table:table-cell table:style-name="ce26" office:value-type="float" office:value="312447.333333333" calcext:value-type="float">
            <text:p><text:s/>312,447 <text:s/></text:p>
          </table:table-cell>
          <table:table-cell table:style-name="ce26" office:value-type="float" office:value="52944910" calcext:value-type="float">
            <text:p><text:s/>52,944,910 <text:s/></text:p>
          </table:table-cell>
          <table:table-cell table:style-name="ce26" office:value-type="float" office:value="17669205.4817529" calcext:value-type="float">
            <text:p><text:s/>17,669,205 <text:s/></text:p>
          </table:table-cell>
          <table:table-cell table:style-name="ce26" office:value-type="float" office:value="11878735.0249207" calcext:value-type="float">
            <text:p><text:s/>11,878,735 <text:s/></text:p>
          </table:table-cell>
          <table:table-cell table:style-name="ce26" office:value-type="float" office:value="13.5905" calcext:value-type="float">
            <text:p><text:s/>14 <text:s/></text:p>
          </table:table-cell>
          <table:table-cell table:style-name="ce29" office:value-type="float" office:value="11821644.0130667" calcext:value-type="float">
            <text:p><text:s/>11,821,644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5"/>
          <table:table-cell table:style-name="ce20" office:value-type="float" office:value="133843548.036583" calcext:value-type="float">
            <text:p><text:s/>133,843,548 <text:s/></text:p>
          </table:table-cell>
          <table:table-cell table:style-name="ce26" office:value-type="float" office:value="3163865.36" calcext:value-type="float">
            <text:p><text:s/>3,163,865 <text:s/></text:p>
          </table:table-cell>
          <table:table-cell table:style-name="ce26" office:value-type="float" office:value="31280734.19936" calcext:value-type="float">
            <text:p><text:s/>31,280,734 <text:s/></text:p>
          </table:table-cell>
          <table:table-cell table:style-name="ce26" office:value-type="float" office:value="82420.7444444444" calcext:value-type="float">
            <text:p><text:s/>82,421 <text:s/></text:p>
          </table:table-cell>
          <table:table-cell table:style-name="ce26" office:value-type="float" office:value="3952800.36666667" calcext:value-type="float">
            <text:p><text:s/>3,952,800 <text:s/></text:p>
          </table:table-cell>
          <table:table-cell table:style-name="ce26" office:value-type="float" office:value="59384.1111111111" calcext:value-type="float">
            <text:p><text:s/>59,384 <text:s/></text:p>
          </table:table-cell>
          <table:table-cell table:style-name="ce26" office:value-type="float" office:value="54878926" calcext:value-type="float">
            <text:p><text:s/>54,878,926 <text:s/></text:p>
          </table:table-cell>
          <table:table-cell table:style-name="ce26" office:value-type="float" office:value="16789358.7440425" calcext:value-type="float">
            <text:p><text:s/>16,789,359 <text:s/></text:p>
          </table:table-cell>
          <table:table-cell table:style-name="ce26" office:value-type="float" office:value="11598852.5600362" calcext:value-type="float">
            <text:p><text:s/>11,598,853 <text:s/></text:p>
          </table:table-cell>
          <table:table-cell table:style-name="ce26" office:value-type="float" office:value="54.6561666666667" calcext:value-type="float">
            <text:p><text:s/>55 <text:s/></text:p>
          </table:table-cell>
          <table:table-cell table:style-name="ce29" office:value-type="float" office:value="12037151.2947556" calcext:value-type="float">
            <text:p><text:s/>12,037,151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5"/>
          <table:table-cell table:style-name="ce20" office:value-type="float" office:value="140353990.093303" calcext:value-type="float">
            <text:p><text:s/>140,353,990 <text:s/></text:p>
          </table:table-cell>
          <table:table-cell table:style-name="ce26" office:value-type="float" office:value="4319993.50444444" calcext:value-type="float">
            <text:p><text:s/>4,319,994 <text:s/></text:p>
          </table:table-cell>
          <table:table-cell table:style-name="ce26" office:value-type="float" office:value="33676128.768" calcext:value-type="float">
            <text:p><text:s/>33,676,129 <text:s/></text:p>
          </table:table-cell>
          <table:table-cell table:style-name="ce26" office:value-type="float" office:value="111218.344444444" calcext:value-type="float">
            <text:p><text:s/>111,218 <text:s/></text:p>
          </table:table-cell>
          <table:table-cell table:style-name="ce26" office:value-type="float" office:value="3977646.32222222" calcext:value-type="float">
            <text:p><text:s/>3,977,646 <text:s/></text:p>
          </table:table-cell>
          <table:table-cell table:style-name="ce26" office:value-type="float" office:value="151259.888888889" calcext:value-type="float">
            <text:p><text:s/>151,260 <text:s/></text:p>
          </table:table-cell>
          <table:table-cell table:style-name="ce26" office:value-type="float" office:value="50849719" calcext:value-type="float">
            <text:p><text:s/>50,849,719 <text:s/></text:p>
          </table:table-cell>
          <table:table-cell table:style-name="ce26" office:value-type="float" office:value="20688254.0412076" calcext:value-type="float">
            <text:p><text:s/>20,688,254 <text:s/></text:p>
          </table:table-cell>
          <table:table-cell table:style-name="ce26" office:value-type="float" office:value="14525826.0625283" calcext:value-type="float">
            <text:p><text:s/>14,525,826 <text:s/></text:p>
          </table:table-cell>
          <table:table-cell table:style-name="ce26" office:value-type="float" office:value="125.962166666667" calcext:value-type="float">
            <text:p><text:s/>126 <text:s/></text:p>
          </table:table-cell>
          <table:table-cell table:style-name="ce29" office:value-type="float" office:value="12053818.1994" calcext:value-type="float">
            <text:p><text:s/>12,053,81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5"/>
          <table:table-cell table:style-name="ce20" office:value-type="float" office:value="136104624.537515" calcext:value-type="float">
            <text:p><text:s/>136,104,625 <text:s/></text:p>
          </table:table-cell>
          <table:table-cell table:style-name="ce26" office:value-type="float" office:value="4720448.32222222" calcext:value-type="float">
            <text:p><text:s/>4,720,448 <text:s/></text:p>
          </table:table-cell>
          <table:table-cell table:style-name="ce26" office:value-type="float" office:value="31834941.6776" calcext:value-type="float">
            <text:p><text:s/>31,834,942 <text:s/></text:p>
          </table:table-cell>
          <table:table-cell table:style-name="ce26" office:value-type="float" office:value="295854.633333333" calcext:value-type="float">
            <text:p><text:s/>295,855 <text:s/></text:p>
          </table:table-cell>
          <table:table-cell table:style-name="ce26" office:value-type="float" office:value="7069952.71111111" calcext:value-type="float">
            <text:p><text:s/>7,069,953 <text:s/></text:p>
          </table:table-cell>
          <table:table-cell table:style-name="ce26" office:value-type="float" office:value="80236.3333333333" calcext:value-type="float">
            <text:p><text:s/>80,236 <text:s/></text:p>
          </table:table-cell>
          <table:table-cell table:style-name="ce26" office:value-type="float" office:value="46129150" calcext:value-type="float">
            <text:p><text:s/>46,129,150 <text:s/></text:p>
          </table:table-cell>
          <table:table-cell table:style-name="ce26" office:value-type="float" office:value="17814244.2534395" calcext:value-type="float">
            <text:p><text:s/>17,814,244 <text:s/></text:p>
          </table:table-cell>
          <table:table-cell table:style-name="ce26" office:value-type="float" office:value="15964664.938831" calcext:value-type="float">
            <text:p><text:s/>15,964,665 <text:s/></text:p>
          </table:table-cell>
          <table:table-cell table:style-name="ce26" office:value-type="float" office:value="67.776" calcext:value-type="float">
            <text:p><text:s/>68 <text:s/></text:p>
          </table:table-cell>
          <table:table-cell table:style-name="ce29" office:value-type="float" office:value="12195063.8916444" calcext:value-type="float">
            <text:p><text:s/>12,195,064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5"/>
          <table:table-cell table:style-name="ce20" office:value-type="float" office:value="138593938.584747" calcext:value-type="float">
            <text:p><text:s/>138,593,939 <text:s/></text:p>
          </table:table-cell>
          <table:table-cell table:style-name="ce26" office:value-type="float" office:value="4298670.64222222" calcext:value-type="float">
            <text:p><text:s/>4,298,671 <text:s/></text:p>
          </table:table-cell>
          <table:table-cell table:style-name="ce26" office:value-type="float" office:value="29053384.4113511" calcext:value-type="float">
            <text:p><text:s/>29,053,384 <text:s/></text:p>
          </table:table-cell>
          <table:table-cell table:style-name="ce26" office:value-type="float" office:value="215684.588888889" calcext:value-type="float">
            <text:p><text:s/>215,685 <text:s/></text:p>
          </table:table-cell>
          <table:table-cell table:style-name="ce26" office:value-type="float" office:value="8784813.25555556" calcext:value-type="float">
            <text:p><text:s/>8,784,813 <text:s/></text:p>
          </table:table-cell>
          <table:table-cell table:style-name="ce26" office:value-type="float" office:value="182826" calcext:value-type="float">
            <text:p><text:s/>182,826 <text:s/></text:p>
          </table:table-cell>
          <table:table-cell table:style-name="ce26" office:value-type="float" office:value="51359748" calcext:value-type="float">
            <text:p><text:s/>51,359,748 <text:s/></text:p>
          </table:table-cell>
          <table:table-cell table:style-name="ce26" office:value-type="float" office:value="16300019.2375524" calcext:value-type="float">
            <text:p><text:s/>16,300,019 <text:s/></text:p>
          </table:table-cell>
          <table:table-cell table:style-name="ce26" office:value-type="float" office:value="16694318.1150884" calcext:value-type="float">
            <text:p><text:s/>16,694,318 <text:s/></text:p>
          </table:table-cell>
          <table:table-cell table:style-name="ce26" office:value-type="float" office:value="137.905333333333" calcext:value-type="float">
            <text:p><text:s/>138 <text:s/></text:p>
          </table:table-cell>
          <table:table-cell table:style-name="ce29" office:value-type="float" office:value="11704336.4287556" calcext:value-type="float">
            <text:p><text:s/>11,704,336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5"/>
          <table:table-cell table:style-name="ce20" office:value-type="float" office:value="141093458.493899" calcext:value-type="float">
            <text:p><text:s/>141,093,458 <text:s/></text:p>
          </table:table-cell>
          <table:table-cell table:style-name="ce26" office:value-type="float" office:value="5239277.11555556" calcext:value-type="float">
            <text:p><text:s/>5,239,277 <text:s/></text:p>
          </table:table-cell>
          <table:table-cell table:style-name="ce26" office:value-type="float" office:value="31156688.8424978" calcext:value-type="float">
            <text:p><text:s/>31,156,689 <text:s/></text:p>
          </table:table-cell>
          <table:table-cell table:style-name="ce26" office:value-type="float" office:value="235057.333333333" calcext:value-type="float">
            <text:p><text:s/>235,057 <text:s/></text:p>
          </table:table-cell>
          <table:table-cell table:style-name="ce26" office:value-type="float" office:value="7277032.38888889" calcext:value-type="float">
            <text:p><text:s/>7,277,032 <text:s/></text:p>
          </table:table-cell>
          <table:table-cell table:style-name="ce26" office:value-type="float" office:value="135870.777777778" calcext:value-type="float">
            <text:p><text:s/>135,871 <text:s/></text:p>
          </table:table-cell>
          <table:table-cell table:style-name="ce26" office:value-type="float" office:value="48582397" calcext:value-type="float">
            <text:p><text:s/>48,582,397 <text:s/></text:p>
          </table:table-cell>
          <table:table-cell table:style-name="ce26" office:value-type="float" office:value="19696221.0627713" calcext:value-type="float">
            <text:p><text:s/>19,696,221 <text:s/></text:p>
          </table:table-cell>
          <table:table-cell table:style-name="ce26" office:value-type="float" office:value="16713893.2306298" calcext:value-type="float">
            <text:p><text:s/>16,713,893 <text:s/></text:p>
          </table:table-cell>
          <table:table-cell table:style-name="ce26" office:value-type="float" office:value="112.724666666667" calcext:value-type="float">
            <text:p><text:s/>113 <text:s/></text:p>
          </table:table-cell>
          <table:table-cell table:style-name="ce29" office:value-type="float" office:value="12056908.0177778" calcext:value-type="float">
            <text:p><text:s/>12,056,90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5"/>
          <table:table-cell table:style-name="ce20" office:value-type="float" office:value="145675841.328279" calcext:value-type="float">
            <text:p><text:s/>145,675,841 <text:s/></text:p>
          </table:table-cell>
          <table:table-cell table:style-name="ce26" office:value-type="float" office:value="5351195.66" calcext:value-type="float">
            <text:p><text:s/>5,351,196 <text:s/></text:p>
          </table:table-cell>
          <table:table-cell table:style-name="ce26" office:value-type="float" office:value="31009620.0021511" calcext:value-type="float">
            <text:p><text:s/>31,009,620 <text:s/></text:p>
          </table:table-cell>
          <table:table-cell table:style-name="ce26" office:value-type="float" office:value="198939.633333333" calcext:value-type="float">
            <text:p><text:s/>198,940 <text:s/></text:p>
          </table:table-cell>
          <table:table-cell table:style-name="ce26" office:value-type="float" office:value="7246192.17777778" calcext:value-type="float">
            <text:p><text:s/>7,246,192 <text:s/></text:p>
          </table:table-cell>
          <table:table-cell table:style-name="ce26" office:value-type="float" office:value="134843.333333333" calcext:value-type="float">
            <text:p><text:s/>134,843 <text:s/></text:p>
          </table:table-cell>
          <table:table-cell table:style-name="ce26" office:value-type="float" office:value="50083229" calcext:value-type="float">
            <text:p><text:s/>50,083,229 <text:s/></text:p>
          </table:table-cell>
          <table:table-cell table:style-name="ce26" office:value-type="float" office:value="21688628.5336014" calcext:value-type="float">
            <text:p><text:s/>21,688,629 <text:s/></text:p>
          </table:table-cell>
          <table:table-cell table:style-name="ce26" office:value-type="float" office:value="17689131.0013593" calcext:value-type="float">
            <text:p><text:s/>17,689,131 <text:s/></text:p>
          </table:table-cell>
          <table:table-cell table:style-name="ce26" office:value-type="float" office:value="98.7811666666667" calcext:value-type="float">
            <text:p><text:s/>99 <text:s/></text:p>
          </table:table-cell>
          <table:table-cell table:style-name="ce29" office:value-type="float" office:value="12273963.2055556" calcext:value-type="float">
            <text:p><text:s/>12,273,96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5"/>
          <table:table-cell table:style-name="ce20" office:value-type="float" office:value="143196662.002387" calcext:value-type="float">
            <text:p><text:s/>143,196,662 <text:s/></text:p>
          </table:table-cell>
          <table:table-cell table:style-name="ce26" office:value-type="float" office:value="4988610.42" calcext:value-type="float">
            <text:p><text:s/>4,988,610 <text:s/></text:p>
          </table:table-cell>
          <table:table-cell table:style-name="ce26" office:value-type="float" office:value="31719309.2852267" calcext:value-type="float">
            <text:p><text:s/>31,719,309 <text:s/></text:p>
          </table:table-cell>
          <table:table-cell table:style-name="ce26" office:value-type="float" office:value="275024.022222222" calcext:value-type="float">
            <text:p><text:s/>275,024 <text:s/></text:p>
          </table:table-cell>
          <table:table-cell table:style-name="ce26" office:value-type="float" office:value="6250333.52222222" calcext:value-type="float">
            <text:p><text:s/>6,250,334 <text:s/></text:p>
          </table:table-cell>
          <table:table-cell table:style-name="ce26" office:value-type="float" office:value="145309.111111111" calcext:value-type="float">
            <text:p><text:s/>145,309 <text:s/></text:p>
          </table:table-cell>
          <table:table-cell table:style-name="ce26" office:value-type="float" office:value="48821812" calcext:value-type="float">
            <text:p><text:s/>48,821,812 <text:s/></text:p>
          </table:table-cell>
          <table:table-cell table:style-name="ce26" office:value-type="float" office:value="21488025.3687637" calcext:value-type="float">
            <text:p><text:s/>21,488,025 <text:s/></text:p>
          </table:table-cell>
          <table:table-cell table:style-name="ce26" office:value-type="float" office:value="18947738.1422746" calcext:value-type="float">
            <text:p><text:s/>18,947,738 <text:s/></text:p>
          </table:table-cell>
          <table:table-cell table:style-name="ce26" office:value-type="float" office:value="84.5435" calcext:value-type="float">
            <text:p><text:s/>85 <text:s/></text:p>
          </table:table-cell>
          <table:table-cell table:style-name="ce29" office:value-type="float" office:value="10560415.5870667" calcext:value-type="float">
            <text:p><text:s/>10,560,416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5"/>
          <table:table-cell table:style-name="ce20" office:value-type="float" office:value="143586103.094104" calcext:value-type="float">
            <text:p><text:s/>143,586,103 <text:s/></text:p>
          </table:table-cell>
          <table:table-cell table:style-name="ce26" office:value-type="float" office:value="5126229.43925556" calcext:value-type="float">
            <text:p><text:s/>5,126,229 <text:s/></text:p>
          </table:table-cell>
          <table:table-cell table:style-name="ce26" office:value-type="float" office:value="30690144.7331644" calcext:value-type="float">
            <text:p><text:s/>30,690,145 <text:s/></text:p>
          </table:table-cell>
          <table:table-cell table:style-name="ce26" office:value-type="float" office:value="224255.866666667" calcext:value-type="float">
            <text:p><text:s/>224,256 <text:s/></text:p>
          </table:table-cell>
          <table:table-cell table:style-name="ce26" office:value-type="float" office:value="6840603.54444445" calcext:value-type="float">
            <text:p><text:s/>6,840,604 <text:s/></text:p>
          </table:table-cell>
          <table:table-cell table:style-name="ce26" office:value-type="float" office:value="155957.666666667" calcext:value-type="float">
            <text:p><text:s/>155,958 <text:s/></text:p>
          </table:table-cell>
          <table:table-cell table:style-name="ce26" office:value-type="float" office:value="49827978" calcext:value-type="float">
            <text:p><text:s/>49,827,978 <text:s/></text:p>
          </table:table-cell>
          <table:table-cell table:style-name="ce26" office:value-type="float" office:value="21808865.6168452" calcext:value-type="float">
            <text:p><text:s/>21,808,866 <text:s/></text:p>
          </table:table-cell>
          <table:table-cell table:style-name="ce26" office:value-type="float" office:value="19744250.1857725" calcext:value-type="float">
            <text:p><text:s/>19,744,250 <text:s/></text:p>
          </table:table-cell>
          <table:table-cell table:style-name="ce26" office:value-type="float" office:value="94.604" calcext:value-type="float">
            <text:p><text:s/>95 <text:s/></text:p>
          </table:table-cell>
          <table:table-cell table:style-name="ce29" office:value-type="float" office:value="9167723.43728889" calcext:value-type="float">
            <text:p><text:s/>9,167,72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5"/>
          <table:table-cell table:style-name="ce20" office:value-type="float" office:value="143668055.135363" calcext:value-type="float">
            <text:p><text:s/>143,668,055 <text:s/></text:p>
          </table:table-cell>
          <table:table-cell table:style-name="ce26" office:value-type="float" office:value="5139976.57111111" calcext:value-type="float">
            <text:p><text:s/>5,139,977 <text:s/></text:p>
          </table:table-cell>
          <table:table-cell table:style-name="ce26" office:value-type="float" office:value="31985840.5123378" calcext:value-type="float">
            <text:p><text:s/>31,985,841 <text:s/></text:p>
          </table:table-cell>
          <table:table-cell table:style-name="ce26" office:value-type="float" office:value="177956.766666667" calcext:value-type="float">
            <text:p><text:s/>177,957 <text:s/></text:p>
          </table:table-cell>
          <table:table-cell table:style-name="ce26" office:value-type="float" office:value="6730356.96666667" calcext:value-type="float">
            <text:p><text:s/>6,730,357 <text:s/></text:p>
          </table:table-cell>
          <table:table-cell table:style-name="ce26" office:value-type="float" office:value="212750.222222222" calcext:value-type="float">
            <text:p><text:s/>212,750 <text:s/></text:p>
          </table:table-cell>
          <table:table-cell table:style-name="ce26" office:value-type="float" office:value="49472375" calcext:value-type="float">
            <text:p><text:s/>49,472,375 <text:s/></text:p>
          </table:table-cell>
          <table:table-cell table:style-name="ce26" office:value-type="float" office:value="21477716.9944437" calcext:value-type="float">
            <text:p><text:s/>21,477,717 <text:s/></text:p>
          </table:table-cell>
          <table:table-cell table:style-name="ce26" office:value-type="float" office:value="21971771.4182148" calcext:value-type="float">
            <text:p><text:s/>21,971,771 <text:s/></text:p>
          </table:table-cell>
          <table:table-cell table:style-name="ce26" office:value-type="float" office:value="82.5431666666667" calcext:value-type="float">
            <text:p><text:s/>83 <text:s/></text:p>
          </table:table-cell>
          <table:table-cell table:style-name="ce29" office:value-type="float" office:value="6499228.14053333" calcext:value-type="float">
            <text:p><text:s/>6,499,22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5"/>
          <table:table-cell table:style-name="ce20" office:value-type="float" office:value="145736557.637559" calcext:value-type="float">
            <text:p><text:s/>145,736,558 <text:s/></text:p>
          </table:table-cell>
          <table:table-cell table:style-name="ce26" office:value-type="float" office:value="5506335.52777778" calcext:value-type="float">
            <text:p><text:s/>5,506,336 <text:s/></text:p>
          </table:table-cell>
          <table:table-cell table:style-name="ce26" office:value-type="float" office:value="31490297.4166222" calcext:value-type="float">
            <text:p><text:s/>31,490,297 <text:s/></text:p>
          </table:table-cell>
          <table:table-cell table:style-name="ce26" office:value-type="float" office:value="205977.311111111" calcext:value-type="float">
            <text:p><text:s/>205,977 <text:s/></text:p>
          </table:table-cell>
          <table:table-cell table:style-name="ce26" office:value-type="float" office:value="6318897.74444444" calcext:value-type="float">
            <text:p><text:s/>6,318,898 <text:s/></text:p>
          </table:table-cell>
          <table:table-cell table:style-name="ce26" office:value-type="float" office:value="233703.555555556" calcext:value-type="float">
            <text:p><text:s/>233,704 <text:s/></text:p>
          </table:table-cell>
          <table:table-cell table:style-name="ce26" office:value-type="float" office:value="51075091.273" calcext:value-type="float">
            <text:p><text:s/>51,075,091 <text:s/></text:p>
          </table:table-cell>
          <table:table-cell table:style-name="ce26" office:value-type="float" office:value="20450986.7732912" calcext:value-type="float">
            <text:p><text:s/>20,450,987 <text:s/></text:p>
          </table:table-cell>
          <table:table-cell table:style-name="ce26" office:value-type="float" office:value="22430784.5219755" calcext:value-type="float">
            <text:p><text:s/>22,430,785 <text:s/></text:p>
          </table:table-cell>
          <table:table-cell table:style-name="ce26" office:value-type="float" office:value="8888.81052777778" calcext:value-type="float">
            <text:p><text:s/>8,889 <text:s/></text:p>
          </table:table-cell>
          <table:table-cell table:style-name="ce29" office:value-type="float" office:value="8015594.70325333" calcext:value-type="float">
            <text:p><text:s/>8,015,595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5"/>
          <table:table-cell table:style-name="ce20" office:value-type="float" office:value="145290317.048324" calcext:value-type="float">
            <text:p><text:s/>145,290,317 <text:s/></text:p>
          </table:table-cell>
          <table:table-cell table:style-name="ce26" office:value-type="float" office:value="5583271.83555556" calcext:value-type="float">
            <text:p><text:s/>5,583,272 <text:s/></text:p>
          </table:table-cell>
          <table:table-cell table:style-name="ce26" office:value-type="float" office:value="31828427.7501244" calcext:value-type="float">
            <text:p><text:s/>31,828,428 <text:s/></text:p>
          </table:table-cell>
          <table:table-cell table:style-name="ce26" office:value-type="float" office:value="271117.444444444" calcext:value-type="float">
            <text:p><text:s/>271,117 <text:s/></text:p>
          </table:table-cell>
          <table:table-cell table:style-name="ce26" office:value-type="float" office:value="6418909.93333333" calcext:value-type="float">
            <text:p><text:s/>6,418,910 <text:s/></text:p>
          </table:table-cell>
          <table:table-cell table:style-name="ce26" office:value-type="float" office:value="202065.888888889" calcext:value-type="float">
            <text:p><text:s/>202,066 <text:s/></text:p>
          </table:table-cell>
          <table:table-cell table:style-name="ce26" office:value-type="float" office:value="51570375.437" calcext:value-type="float">
            <text:p><text:s/>51,570,375 <text:s/></text:p>
          </table:table-cell>
          <table:table-cell table:style-name="ce26" office:value-type="float" office:value="17975797.6342882" calcext:value-type="float">
            <text:p><text:s/>17,975,798 <text:s/></text:p>
          </table:table-cell>
          <table:table-cell table:style-name="ce26" office:value-type="float" office:value="22073409.1352787" calcext:value-type="float">
            <text:p><text:s/>22,073,409 <text:s/></text:p>
          </table:table-cell>
          <table:table-cell table:style-name="ce26" office:value-type="float" office:value="7512.67918877778" calcext:value-type="float">
            <text:p><text:s/>7,513 <text:s/></text:p>
          </table:table-cell>
          <table:table-cell table:style-name="ce29" office:value-type="float" office:value="9359429.31022222" calcext:value-type="float">
            <text:p><text:s/>9,359,429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0"/>
          <table:table-cell table:style-name="ce26" table:number-columns-repeated="9"/>
          <table:table-cell table:style-name="ce29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5"/>
          <table:table-cell table:style-name="ce20" office:value-type="float" office:value="11495102.9166926" calcext:value-type="float">
            <text:p><text:s/>11,495,103 <text:s/></text:p>
          </table:table-cell>
          <table:table-cell table:style-name="ce26" office:value-type="float" office:value="444217.468888889" calcext:value-type="float">
            <text:p><text:s/>444,217 <text:s/></text:p>
          </table:table-cell>
          <table:table-cell table:style-name="ce26" office:value-type="float" office:value="2315728.92285333" calcext:value-type="float">
            <text:p><text:s/>2,315,729 <text:s/></text:p>
          </table:table-cell>
          <table:table-cell table:style-name="ce26" office:value-type="float" office:value="23664.3" calcext:value-type="float">
            <text:p><text:s/>23,664 <text:s/></text:p>
          </table:table-cell>
          <table:table-cell table:style-name="ce26" office:value-type="float" office:value="383070.488888889" calcext:value-type="float">
            <text:p><text:s/>383,070 <text:s/></text:p>
          </table:table-cell>
          <table:table-cell table:style-name="ce26" office:value-type="float" office:value="11754.5555555556" calcext:value-type="float">
            <text:p><text:s/>11,755 <text:s/></text:p>
          </table:table-cell>
          <table:table-cell table:style-name="ce26" office:value-type="float" office:value="4208636.142" calcext:value-type="float">
            <text:p><text:s/>4,208,636 <text:s/></text:p>
          </table:table-cell>
          <table:table-cell table:style-name="ce26" office:value-type="float" office:value="1444883.37076606" calcext:value-type="float">
            <text:p><text:s/>1,444,883 <text:s/></text:p>
          </table:table-cell>
          <table:table-cell table:style-name="ce26" office:value-type="float" office:value="1800665.4100589" calcext:value-type="float">
            <text:p><text:s/>1,800,665 <text:s/></text:p>
          </table:table-cell>
          <table:table-cell table:style-name="ce26" office:value-type="float" office:value="556.907636555556" calcext:value-type="float">
            <text:p><text:s/>557 <text:s/></text:p>
          </table:table-cell>
          <table:table-cell table:style-name="ce29" office:value-type="float" office:value="861925.350044444" calcext:value-type="float">
            <text:p><text:s/>861,92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5"/>
          <table:table-cell table:style-name="ce20" office:value-type="float" office:value="11575004.1399023" calcext:value-type="float">
            <text:p><text:s/>11,575,004 <text:s/></text:p>
          </table:table-cell>
          <table:table-cell table:style-name="ce26" office:value-type="float" office:value="369698.832222222" calcext:value-type="float">
            <text:p><text:s/>369,699 <text:s/></text:p>
          </table:table-cell>
          <table:table-cell table:style-name="ce26" office:value-type="float" office:value="2039813.4112" calcext:value-type="float">
            <text:p><text:s/>2,039,813 <text:s/></text:p>
          </table:table-cell>
          <table:table-cell table:style-name="ce26" office:value-type="float" office:value="10402.2888888889" calcext:value-type="float">
            <text:p><text:s/>10,402 <text:s/></text:p>
          </table:table-cell>
          <table:table-cell table:style-name="ce26" office:value-type="float" office:value="474079.277777778" calcext:value-type="float">
            <text:p><text:s/>474,079 <text:s/></text:p>
          </table:table-cell>
          <table:table-cell table:style-name="ce26" office:value-type="float" office:value="10705.3333333333" calcext:value-type="float">
            <text:p><text:s/>10,705 <text:s/></text:p>
          </table:table-cell>
          <table:table-cell table:style-name="ce26" office:value-type="float" office:value="4546319.541" calcext:value-type="float">
            <text:p><text:s/>4,546,320 <text:s/></text:p>
          </table:table-cell>
          <table:table-cell table:style-name="ce26" office:value-type="float" office:value="1433865.78968686" calcext:value-type="float">
            <text:p><text:s/>1,433,866 <text:s/></text:p>
          </table:table-cell>
          <table:table-cell table:style-name="ce26" office:value-type="float" office:value="1954315.92206615" calcext:value-type="float">
            <text:p><text:s/>1,954,316 <text:s/></text:p>
          </table:table-cell>
          <table:table-cell table:style-name="ce26" office:value-type="float" office:value="627.278558222222" calcext:value-type="float">
            <text:p><text:s/>627 <text:s/></text:p>
          </table:table-cell>
          <table:table-cell table:style-name="ce29" office:value-type="float" office:value="735176.465168889" calcext:value-type="float">
            <text:p><text:s/>735,17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5"/>
          <table:table-cell table:style-name="ce20" office:value-type="float" office:value="10791325.6003741" calcext:value-type="float">
            <text:p><text:s/>10,791,326 <text:s/></text:p>
          </table:table-cell>
          <table:table-cell table:style-name="ce26" office:value-type="float" office:value="372236.452222222" calcext:value-type="float">
            <text:p><text:s/>372,236 <text:s/></text:p>
          </table:table-cell>
          <table:table-cell table:style-name="ce26" office:value-type="float" office:value="2124653.11259556" calcext:value-type="float">
            <text:p><text:s/>2,124,653 <text:s/></text:p>
          </table:table-cell>
          <table:table-cell table:style-name="ce26" office:value-type="float" office:value="21498.0111111111" calcext:value-type="float">
            <text:p><text:s/>21,498 <text:s/></text:p>
          </table:table-cell>
          <table:table-cell table:style-name="ce26" office:value-type="float" office:value="391975.422222222" calcext:value-type="float">
            <text:p><text:s/>391,975 <text:s/></text:p>
          </table:table-cell>
          <table:table-cell table:style-name="ce26" office:value-type="float" office:value="29839.4444444444" calcext:value-type="float">
            <text:p><text:s/>29,839 <text:s/></text:p>
          </table:table-cell>
          <table:table-cell table:style-name="ce26" office:value-type="float" office:value="4133456.653" calcext:value-type="float">
            <text:p><text:s/>4,133,457 <text:s/></text:p>
          </table:table-cell>
          <table:table-cell table:style-name="ce26" office:value-type="float" office:value="1194541.36921778" calcext:value-type="float">
            <text:p><text:s/>1,194,541 <text:s/></text:p>
          </table:table-cell>
          <table:table-cell table:style-name="ce26" office:value-type="float" office:value="1876721.93203444" calcext:value-type="float">
            <text:p><text:s/>1,876,722 <text:s/></text:p>
          </table:table-cell>
          <table:table-cell table:style-name="ce26" office:value-type="float" office:value="591.568744111111" calcext:value-type="float">
            <text:p><text:s/>592 <text:s/></text:p>
          </table:table-cell>
          <table:table-cell table:style-name="ce29" office:value-type="float" office:value="645811.634782222" calcext:value-type="float">
            <text:p><text:s/>645,81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5"/>
          <table:table-cell table:style-name="ce20" office:value-type="float" office:value="11358831.7661225" calcext:value-type="float">
            <text:p><text:s/>11,358,832 <text:s/></text:p>
          </table:table-cell>
          <table:table-cell table:style-name="ce26" office:value-type="float" office:value="563825.983333333" calcext:value-type="float">
            <text:p><text:s/>563,826 <text:s/></text:p>
          </table:table-cell>
          <table:table-cell table:style-name="ce26" office:value-type="float" office:value="2249344.85829333" calcext:value-type="float">
            <text:p><text:s/>2,249,345 <text:s/></text:p>
          </table:table-cell>
          <table:table-cell table:style-name="ce26" office:value-type="float" office:value="37722.3" calcext:value-type="float">
            <text:p><text:s/>37,722 <text:s/></text:p>
          </table:table-cell>
          <table:table-cell table:style-name="ce26" office:value-type="float" office:value="586012.155555556" calcext:value-type="float">
            <text:p><text:s/>586,012 <text:s/></text:p>
          </table:table-cell>
          <table:table-cell table:style-name="ce26" office:value-type="float" office:value="53032" calcext:value-type="float">
            <text:p><text:s/>53,032 <text:s/></text:p>
          </table:table-cell>
          <table:table-cell table:style-name="ce26" office:value-type="float" office:value="3775283.211" calcext:value-type="float">
            <text:p><text:s/>3,775,283 <text:s/></text:p>
          </table:table-cell>
          <table:table-cell table:style-name="ce26" office:value-type="float" office:value="1513998.65195272" calcext:value-type="float">
            <text:p><text:s/>1,513,999 <text:s/></text:p>
          </table:table-cell>
          <table:table-cell table:style-name="ce26" office:value-type="float" office:value="1922031.24603534" calcext:value-type="float">
            <text:p><text:s/>1,922,031 <text:s/></text:p>
          </table:table-cell>
          <table:table-cell table:style-name="ce26" office:value-type="float" office:value="504.699476666667" calcext:value-type="float">
            <text:p><text:s/>505 <text:s/></text:p>
          </table:table-cell>
          <table:table-cell table:style-name="ce29" office:value-type="float" office:value="657076.660475556" calcext:value-type="float">
            <text:p><text:s/>657,077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5"/>
          <table:table-cell table:style-name="ce20" office:value-type="float" office:value="11838594.4152151" calcext:value-type="float">
            <text:p><text:s/>11,838,594 <text:s/></text:p>
          </table:table-cell>
          <table:table-cell table:style-name="ce26" office:value-type="float" office:value="444039.103333333" calcext:value-type="float">
            <text:p><text:s/>444,039 <text:s/></text:p>
          </table:table-cell>
          <table:table-cell table:style-name="ce26" office:value-type="float" office:value="3268547.04979556" calcext:value-type="float">
            <text:p><text:s/>3,268,547 <text:s/></text:p>
          </table:table-cell>
          <table:table-cell table:style-name="ce26" office:value-type="float" office:value="12973.2777777778" calcext:value-type="float">
            <text:p><text:s/>12,973 <text:s/></text:p>
          </table:table-cell>
          <table:table-cell table:style-name="ce26" office:value-type="float" office:value="564348.166666667" calcext:value-type="float">
            <text:p><text:s/>564,348 <text:s/></text:p>
          </table:table-cell>
          <table:table-cell table:style-name="ce26" office:value-type="float" office:value="7463.55555555556" calcext:value-type="float">
            <text:p><text:s/>7,464 <text:s/></text:p>
          </table:table-cell>
          <table:table-cell table:style-name="ce26" office:value-type="float" office:value="3312194.469" calcext:value-type="float">
            <text:p><text:s/>3,312,194 <text:s/></text:p>
          </table:table-cell>
          <table:table-cell table:style-name="ce26" office:value-type="float" office:value="1667720.43406029" calcext:value-type="float">
            <text:p><text:s/>1,667,720 <text:s/></text:p>
          </table:table-cell>
          <table:table-cell table:style-name="ce26" office:value-type="float" office:value="1902943.99818759" calcext:value-type="float">
            <text:p><text:s/>1,902,944 <text:s/></text:p>
          </table:table-cell>
          <table:table-cell table:style-name="ce26" office:value-type="float" office:value="491.159089444444" calcext:value-type="float">
            <text:p><text:s/>491 <text:s/></text:p>
          </table:table-cell>
          <table:table-cell table:style-name="ce29" office:value-type="float" office:value="657873.201748889" calcext:value-type="float">
            <text:p><text:s/>657,87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5"/>
          <table:table-cell table:style-name="ce20" office:value-type="float" office:value="12043573.3568" calcext:value-type="float">
            <text:p><text:s/>12,043,573 <text:s/></text:p>
          </table:table-cell>
          <table:table-cell table:style-name="ce26" office:value-type="float" office:value="460314.765555556" calcext:value-type="float">
            <text:p><text:s/>460,315 <text:s/></text:p>
          </table:table-cell>
          <table:table-cell table:style-name="ce26" office:value-type="float" office:value="2944104.69354667" calcext:value-type="float">
            <text:p><text:s/>2,944,105 <text:s/></text:p>
          </table:table-cell>
          <table:table-cell table:style-name="ce26" office:value-type="float" office:value="32607.9333333333" calcext:value-type="float">
            <text:p><text:s/>32,608 <text:s/></text:p>
          </table:table-cell>
          <table:table-cell table:style-name="ce26" office:value-type="float" office:value="432443.044444444" calcext:value-type="float">
            <text:p><text:s/>432,443 <text:s/></text:p>
          </table:table-cell>
          <table:table-cell table:style-name="ce26" office:value-type="float" office:value="13678" calcext:value-type="float">
            <text:p><text:s/>13,678 <text:s/></text:p>
          </table:table-cell>
          <table:table-cell table:style-name="ce26" office:value-type="float" office:value="3657945.826" calcext:value-type="float">
            <text:p><text:s/>3,657,946 <text:s/></text:p>
          </table:table-cell>
          <table:table-cell table:style-name="ce26" office:value-type="float" office:value="1539265.71657118" calcext:value-type="float">
            <text:p><text:s/>1,539,266 <text:s/></text:p>
          </table:table-cell>
          <table:table-cell table:style-name="ce26" office:value-type="float" office:value="2136945.66742184" calcext:value-type="float">
            <text:p><text:s/>2,136,946 <text:s/></text:p>
          </table:table-cell>
          <table:table-cell table:style-name="ce26" office:value-type="float" office:value="475.444609222222" calcext:value-type="float">
            <text:p><text:s/>475 <text:s/></text:p>
          </table:table-cell>
          <table:table-cell table:style-name="ce29" office:value-type="float" office:value="825792.265317778" calcext:value-type="float">
            <text:p><text:s/>825,79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5"/>
          <table:table-cell table:style-name="ce20" office:value-type="float" office:value="11506298.496189" calcext:value-type="float">
            <text:p><text:s/>11,506,298 <text:s/></text:p>
          </table:table-cell>
          <table:table-cell table:style-name="ce26" office:value-type="float" office:value="344139.593333333" calcext:value-type="float">
            <text:p><text:s/>344,140 <text:s/></text:p>
          </table:table-cell>
          <table:table-cell table:style-name="ce26" office:value-type="float" office:value="2711551.20401778" calcext:value-type="float">
            <text:p><text:s/>2,711,551 <text:s/></text:p>
          </table:table-cell>
          <table:table-cell table:style-name="ce26" office:value-type="float" office:value="10391.2444444444" calcext:value-type="float">
            <text:p><text:s/>10,391 <text:s/></text:p>
          </table:table-cell>
          <table:table-cell table:style-name="ce26" office:value-type="float" office:value="495636.711111111" calcext:value-type="float">
            <text:p><text:s/>495,637 <text:s/></text:p>
          </table:table-cell>
          <table:table-cell table:style-name="ce26" office:value-type="float" office:value="2366" calcext:value-type="float">
            <text:p><text:s/>2,366 <text:s/></text:p>
          </table:table-cell>
          <table:table-cell table:style-name="ce26" office:value-type="float" office:value="3372641.55" calcext:value-type="float">
            <text:p><text:s/>3,372,642 <text:s/></text:p>
          </table:table-cell>
          <table:table-cell table:style-name="ce26" office:value-type="float" office:value="1735227.92094492" calcext:value-type="float">
            <text:p><text:s/>1,735,228 <text:s/></text:p>
          </table:table-cell>
          <table:table-cell table:style-name="ce26" office:value-type="float" office:value="1984959.71907567" calcext:value-type="float">
            <text:p><text:s/>1,984,960 <text:s/></text:p>
          </table:table-cell>
          <table:table-cell table:style-name="ce26" office:value-type="float" office:value="243.072308444444" calcext:value-type="float">
            <text:p><text:s/>243 <text:s/></text:p>
          </table:table-cell>
          <table:table-cell table:style-name="ce29" office:value-type="float" office:value="849141.480953333" calcext:value-type="float">
            <text:p><text:s/>849,14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5"/>
          <table:table-cell table:style-name="ce20" office:value-type="float" office:value="11092427.7638566" calcext:value-type="float">
            <text:p><text:s/>11,092,428 <text:s/></text:p>
          </table:table-cell>
          <table:table-cell table:style-name="ce26" office:value-type="float" office:value="160854.575555556" calcext:value-type="float">
            <text:p><text:s/>160,855 <text:s/></text:p>
          </table:table-cell>
          <table:table-cell table:style-name="ce26" office:value-type="float" office:value="3055224.50160889" calcext:value-type="float">
            <text:p><text:s/>3,055,225 <text:s/></text:p>
          </table:table-cell>
          <table:table-cell table:style-name="ce26" office:value-type="float" office:value="14741.1777777778" calcext:value-type="float">
            <text:p><text:s/>14,741 <text:s/></text:p>
          </table:table-cell>
          <table:table-cell table:style-name="ce26" office:value-type="float" office:value="778059.644444445" calcext:value-type="float">
            <text:p><text:s/>778,060 <text:s/></text:p>
          </table:table-cell>
          <table:table-cell table:style-name="ce26" office:value-type="float" office:value="19488" calcext:value-type="float">
            <text:p><text:s/>19,488 <text:s/></text:p>
          </table:table-cell>
          <table:table-cell table:style-name="ce26" office:value-type="float" office:value="3029333.931" calcext:value-type="float">
            <text:p><text:s/>3,029,334 <text:s/></text:p>
          </table:table-cell>
          <table:table-cell table:style-name="ce26" office:value-type="float" office:value="1177088.09333335" calcext:value-type="float">
            <text:p><text:s/>1,177,088 <text:s/></text:p>
          </table:table-cell>
          <table:table-cell table:style-name="ce26" office:value-type="float" office:value="2012367.09379248" calcext:value-type="float">
            <text:p><text:s/>2,012,367 <text:s/></text:p>
          </table:table-cell>
          <table:table-cell table:style-name="ce26" office:value-type="float" office:value="303.941299666667" calcext:value-type="float">
            <text:p><text:s/>304 <text:s/></text:p>
          </table:table-cell>
          <table:table-cell table:style-name="ce29" office:value-type="float" office:value="844966.805044444" calcext:value-type="float">
            <text:p><text:s/>844,967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5"/>
          <table:table-cell table:style-name="ce20" office:value-type="float" office:value="11478777.9365023" calcext:value-type="float">
            <text:p><text:s/>11,478,778 <text:s/></text:p>
          </table:table-cell>
          <table:table-cell table:style-name="ce26" office:value-type="float" office:value="538361.768888889" calcext:value-type="float">
            <text:p><text:s/>538,362 <text:s/></text:p>
          </table:table-cell>
          <table:table-cell table:style-name="ce26" office:value-type="float" office:value="2786223.45888" calcext:value-type="float">
            <text:p><text:s/>2,786,223 <text:s/></text:p>
          </table:table-cell>
          <table:table-cell table:style-name="ce26" office:value-type="float" office:value="32926.6444444444" calcext:value-type="float">
            <text:p><text:s/>32,927 <text:s/></text:p>
          </table:table-cell>
          <table:table-cell table:style-name="ce26" office:value-type="float" office:value="670682.6" calcext:value-type="float">
            <text:p><text:s/>670,683 <text:s/></text:p>
          </table:table-cell>
          <table:table-cell table:style-name="ce26" office:value-type="float" office:value="12002.6666666667" calcext:value-type="float">
            <text:p><text:s/>12,003 <text:s/></text:p>
          </table:table-cell>
          <table:table-cell table:style-name="ce26" office:value-type="float" office:value="3314708.095" calcext:value-type="float">
            <text:p><text:s/>3,314,708 <text:s/></text:p>
          </table:table-cell>
          <table:table-cell table:style-name="ce26" office:value-type="float" office:value="1352839.38738219" calcext:value-type="float">
            <text:p><text:s/>1,352,839 <text:s/></text:p>
          </table:table-cell>
          <table:table-cell table:style-name="ce26" office:value-type="float" office:value="1967626.09152696" calcext:value-type="float">
            <text:p><text:s/>1,967,626 <text:s/></text:p>
          </table:table-cell>
          <table:table-cell table:style-name="ce26" office:value-type="float" office:value="200.778182" calcext:value-type="float">
            <text:p><text:s/>201 <text:s/></text:p>
          </table:table-cell>
          <table:table-cell table:style-name="ce29" office:value-type="float" office:value="803206.445531111" calcext:value-type="float">
            <text:p><text:s/>803,20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5"/>
          <table:table-cell table:style-name="ce20" office:value-type="float" office:value="10315169.3275995" calcext:value-type="float">
            <text:p><text:s/>10,315,169 <text:s/></text:p>
          </table:table-cell>
          <table:table-cell table:style-name="ce26" office:value-type="float" office:value="324211.721111111" calcext:value-type="float">
            <text:p><text:s/>324,212 <text:s/></text:p>
          </table:table-cell>
          <table:table-cell table:style-name="ce26" office:value-type="float" office:value="2199584.77168" calcext:value-type="float">
            <text:p><text:s/>2,199,585 <text:s/></text:p>
          </table:table-cell>
          <table:table-cell table:style-name="ce26" office:value-type="float" office:value="21364.6888888889" calcext:value-type="float">
            <text:p><text:s/>21,365 <text:s/></text:p>
          </table:table-cell>
          <table:table-cell table:style-name="ce26" office:value-type="float" office:value="526410.655555556" calcext:value-type="float">
            <text:p><text:s/>526,411 <text:s/></text:p>
          </table:table-cell>
          <table:table-cell table:style-name="ce26" office:value-type="float" office:value="6912.88888888889" calcext:value-type="float">
            <text:p><text:s/>6,913 <text:s/></text:p>
          </table:table-cell>
          <table:table-cell table:style-name="ce26" office:value-type="float" office:value="2863900.196" calcext:value-type="float">
            <text:p><text:s/>2,863,900 <text:s/></text:p>
          </table:table-cell>
          <table:table-cell table:style-name="ce26" office:value-type="float" office:value="1522547.75795055" calcext:value-type="float">
            <text:p><text:s/>1,522,548 <text:s/></text:p>
          </table:table-cell>
          <table:table-cell table:style-name="ce26" office:value-type="float" office:value="1994727.89850476" calcext:value-type="float">
            <text:p><text:s/>1,994,728 <text:s/></text:p>
          </table:table-cell>
          <table:table-cell table:style-name="ce26" office:value-type="float" office:value="184.614142" calcext:value-type="float">
            <text:p><text:s/>185 <text:s/></text:p>
          </table:table-cell>
          <table:table-cell table:style-name="ce29" office:value-type="float" office:value="855324.134877778" calcext:value-type="float">
            <text:p><text:s/>855,324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5"/>
          <table:table-cell table:style-name="ce20" office:value-type="float" office:value="11502312.8220434" calcext:value-type="float">
            <text:p><text:s/>11,502,313 <text:s/></text:p>
          </table:table-cell>
          <table:table-cell table:style-name="ce26" office:value-type="float" office:value="566322.322222222" calcext:value-type="float">
            <text:p><text:s/>566,322 <text:s/></text:p>
          </table:table-cell>
          <table:table-cell table:style-name="ce26" office:value-type="float" office:value="2251098.74853333" calcext:value-type="float">
            <text:p><text:s/>2,251,099 <text:s/></text:p>
          </table:table-cell>
          <table:table-cell table:style-name="ce26" office:value-type="float" office:value="17254.5777777778" calcext:value-type="float">
            <text:p><text:s/>17,255 <text:s/></text:p>
          </table:table-cell>
          <table:table-cell table:style-name="ce26" office:value-type="float" office:value="661116.244444444" calcext:value-type="float">
            <text:p><text:s/>661,116 <text:s/></text:p>
          </table:table-cell>
          <table:table-cell table:style-name="ce26" office:value-type="float" office:value="20038.6666666667" calcext:value-type="float">
            <text:p><text:s/>20,039 <text:s/></text:p>
          </table:table-cell>
          <table:table-cell table:style-name="ce26" office:value-type="float" office:value="3389584.396" calcext:value-type="float">
            <text:p><text:s/>3,389,584 <text:s/></text:p>
          </table:table-cell>
          <table:table-cell table:style-name="ce26" office:value-type="float" office:value="1908677.63530576" calcext:value-type="float">
            <text:p><text:s/>1,908,678 <text:s/></text:p>
          </table:table-cell>
          <table:table-cell table:style-name="ce26" office:value-type="float" office:value="1927301.55686452" calcext:value-type="float">
            <text:p><text:s/>1,927,302 <text:s/></text:p>
          </table:table-cell>
          <table:table-cell table:style-name="ce26" office:value-type="float" office:value="193.054553111111" calcext:value-type="float">
            <text:p><text:s/>193 <text:s/></text:p>
          </table:table-cell>
          <table:table-cell table:style-name="ce29" office:value-type="float" office:value="760725.619675556" calcext:value-type="float">
            <text:p><text:s/>760,72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5"/>
          <table:table-cell table:style-name="ce20" office:value-type="float" office:value="124997418.541298" calcext:value-type="float">
            <text:p><text:s/>124,997,419 <text:s/></text:p>
          </table:table-cell>
          <table:table-cell table:style-name="ce26" office:value-type="float" office:value="4588222.58666667" calcext:value-type="float">
            <text:p><text:s/>4,588,223 <text:s/></text:p>
          </table:table-cell>
          <table:table-cell table:style-name="ce26" office:value-type="float" office:value="27945874.7330044" calcext:value-type="float">
            <text:p><text:s/>27,945,875 <text:s/></text:p>
          </table:table-cell>
          <table:table-cell table:style-name="ce26" office:value-type="float" office:value="235546.444444444" calcext:value-type="float">
            <text:p><text:s/>235,546 <text:s/></text:p>
          </table:table-cell>
          <table:table-cell table:style-name="ce26" office:value-type="float" office:value="5963834.41111111" calcext:value-type="float">
            <text:p><text:s/>5,963,834 <text:s/></text:p>
          </table:table-cell>
          <table:table-cell table:style-name="ce26" office:value-type="float" office:value="187281.111111111" calcext:value-type="float">
            <text:p><text:s/>187,281 <text:s/></text:p>
          </table:table-cell>
          <table:table-cell table:style-name="ce26" office:value-type="float" office:value="39604004.01" calcext:value-type="float">
            <text:p><text:s/>39,604,004 <text:s/></text:p>
          </table:table-cell>
          <table:table-cell table:style-name="ce26" office:value-type="float" office:value="16490656.1271716" calcext:value-type="float">
            <text:p><text:s/>16,490,656 <text:s/></text:p>
          </table:table-cell>
          <table:table-cell table:style-name="ce26" office:value-type="float" office:value="21480606.5355686" calcext:value-type="float">
            <text:p><text:s/>21,480,607 <text:s/></text:p>
          </table:table-cell>
          <table:table-cell table:style-name="ce26" office:value-type="float" office:value="4372.51859944444" calcext:value-type="float">
            <text:p><text:s/>4,373 <text:s/></text:p>
          </table:table-cell>
          <table:table-cell table:style-name="ce29" office:value-type="float" office:value="8497020.06362" calcext:value-type="float">
            <text:p><text:s/>8,497,020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5"/>
          <table:table-cell table:style-name="ce20" office:value-type="float" office:value="10425958.7094612" calcext:value-type="float">
            <text:p><text:s/>10,425,959 <text:s/></text:p>
          </table:table-cell>
          <table:table-cell table:style-name="ce26" office:value-type="float" office:value="528865.555555556" calcext:value-type="float">
            <text:p><text:s/>528,866 <text:s/></text:p>
          </table:table-cell>
          <table:table-cell table:style-name="ce26" office:value-type="float" office:value="1648076.76430222" calcext:value-type="float">
            <text:p><text:s/>1,648,077 <text:s/></text:p>
          </table:table-cell>
          <table:table-cell table:style-name="ce26" office:value-type="float" office:value="31731.4777777778" calcext:value-type="float">
            <text:p><text:s/>31,731 <text:s/></text:p>
          </table:table-cell>
          <table:table-cell table:style-name="ce26" office:value-type="float" office:value="409245.9" calcext:value-type="float">
            <text:p><text:s/>409,246 <text:s/></text:p>
          </table:table-cell>
          <table:table-cell table:style-name="ce26" office:value-type="float" office:value="5779.66666666667" calcext:value-type="float">
            <text:p><text:s/>5,780 <text:s/></text:p>
          </table:table-cell>
          <table:table-cell table:style-name="ce26" office:value-type="float" office:value="3311934.738" calcext:value-type="float">
            <text:p><text:s/>3,311,935 <text:s/></text:p>
          </table:table-cell>
          <table:table-cell table:style-name="ce26" office:value-type="float" office:value="1683683.13949802" calcext:value-type="float">
            <text:p><text:s/>1,683,683 <text:s/></text:p>
          </table:table-cell>
          <table:table-cell table:style-name="ce26" office:value-type="float" office:value="2199963.91481649" calcext:value-type="float">
            <text:p><text:s/>2,199,964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606677.552844444" calcext:value-type="float">
            <text:p><text:s/>606,678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5"/>
          <table:table-cell table:style-name="ce20" office:value-type="float" office:value="135423377.250759" calcext:value-type="float">
            <text:p><text:s/>135,423,377 <text:s/></text:p>
          </table:table-cell>
          <table:table-cell table:style-name="ce26" office:value-type="float" office:value="5117088.14222222" calcext:value-type="float">
            <text:p><text:s/>5,117,088 <text:s/></text:p>
          </table:table-cell>
          <table:table-cell table:style-name="ce26" office:value-type="float" office:value="29593951.4973067" calcext:value-type="float">
            <text:p><text:s/>29,593,951 <text:s/></text:p>
          </table:table-cell>
          <table:table-cell table:style-name="ce26" office:value-type="float" office:value="267277.922222222" calcext:value-type="float">
            <text:p><text:s/>267,278 <text:s/></text:p>
          </table:table-cell>
          <table:table-cell table:style-name="ce26" office:value-type="float" office:value="6373080.31111111" calcext:value-type="float">
            <text:p><text:s/>6,373,080 <text:s/></text:p>
          </table:table-cell>
          <table:table-cell table:style-name="ce26" office:value-type="float" office:value="193060.777777778" calcext:value-type="float">
            <text:p><text:s/>193,061 <text:s/></text:p>
          </table:table-cell>
          <table:table-cell table:style-name="ce26" office:value-type="float" office:value="42915938.748" calcext:value-type="float">
            <text:p><text:s/>42,915,939 <text:s/></text:p>
          </table:table-cell>
          <table:table-cell table:style-name="ce26" office:value-type="float" office:value="18174339.2666697" calcext:value-type="float">
            <text:p><text:s/>18,174,339 <text:s/></text:p>
          </table:table-cell>
          <table:table-cell table:style-name="ce26" office:value-type="float" office:value="23680570.4503851" calcext:value-type="float">
            <text:p><text:s/>23,680,570 <text:s/></text:p>
          </table:table-cell>
          <table:table-cell table:style-name="ce26" office:value-type="float" office:value="4372.51859944444" calcext:value-type="float">
            <text:p><text:s/>4,373 <text:s/></text:p>
          </table:table-cell>
          <table:table-cell table:style-name="ce29" office:value-type="float" office:value="9103697.61646445" calcext:value-type="float">
            <text:p><text:s/>9,103,698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0"/>
          <table:table-cell table:style-name="ce26" table:number-columns-repeated="9"/>
          <table:table-cell table:style-name="ce29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5"/>
          <table:table-cell table:style-name="ce20" office:value-type="float" office:value="11210593.9004638" calcext:value-type="float">
            <text:p><text:s/>11,210,594 <text:s/></text:p>
          </table:table-cell>
          <table:table-cell table:style-name="ce26" office:value-type="float" office:value="381260.658888889" calcext:value-type="float">
            <text:p><text:s/>381,261 <text:s/></text:p>
          </table:table-cell>
          <table:table-cell table:style-name="ce26" office:value-type="float" office:value="2348505.11106667" calcext:value-type="float">
            <text:p><text:s/>2,348,505 <text:s/></text:p>
          </table:table-cell>
          <table:table-cell table:style-name="ce26" office:value-type="float" office:value="5392.84444444444" calcext:value-type="float">
            <text:p><text:s/>5,393 <text:s/></text:p>
          </table:table-cell>
          <table:table-cell table:style-name="ce26" office:value-type="float" office:value="395736.988888889" calcext:value-type="float">
            <text:p><text:s/>395,737 <text:s/></text:p>
          </table:table-cell>
          <table:table-cell table:style-name="ce26" office:value-type="float" office:value="17645.4444444444" calcext:value-type="float">
            <text:p><text:s/>17,645 <text:s/></text:p>
          </table:table-cell>
          <table:table-cell table:style-name="ce26" office:value-type="float" office:value="3632888.175" calcext:value-type="float">
            <text:p><text:s/>3,632,888 <text:s/></text:p>
          </table:table-cell>
          <table:table-cell table:style-name="ce26" office:value-type="float" office:value="1594675.19332107" calcext:value-type="float">
            <text:p><text:s/>1,594,675 <text:s/></text:p>
          </table:table-cell>
          <table:table-cell table:style-name="ce26" office:value-type="float" office:value="2017127.71595831" calcext:value-type="float">
            <text:p><text:s/>2,017,128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817361.768451111" calcext:value-type="float">
            <text:p><text:s/>817,36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5"/>
          <table:table-cell table:style-name="ce20" office:value-type="float" office:value="9621499.88574622" calcext:value-type="float">
            <text:p><text:s/>9,621,500 <text:s/></text:p>
          </table:table-cell>
          <table:table-cell table:style-name="ce26" office:value-type="float" office:value="516281.826666667" calcext:value-type="float">
            <text:p><text:s/>516,282 <text:s/></text:p>
          </table:table-cell>
          <table:table-cell table:style-name="ce26" office:value-type="float" office:value="2186952.87944" calcext:value-type="float">
            <text:p><text:s/>2,186,953 <text:s/></text:p>
          </table:table-cell>
          <table:table-cell table:style-name="ce26" office:value-type="float" office:value="28942.7555555556" calcext:value-type="float">
            <text:p><text:s/>28,943 <text:s/></text:p>
          </table:table-cell>
          <table:table-cell table:style-name="ce26" office:value-type="float" office:value="367729.133333333" calcext:value-type="float">
            <text:p><text:s/>367,729 <text:s/></text:p>
          </table:table-cell>
          <table:table-cell table:style-name="ce26" office:value-type="float" office:value="7493.11111111111" calcext:value-type="float">
            <text:p><text:s/>7,493 <text:s/></text:p>
          </table:table-cell>
          <table:table-cell table:style-name="ce26" office:value-type="float" office:value="2459225.665" calcext:value-type="float">
            <text:p><text:s/>2,459,226 <text:s/></text:p>
          </table:table-cell>
          <table:table-cell table:style-name="ce26" office:value-type="float" office:value="1442711.06765654" calcext:value-type="float">
            <text:p><text:s/>1,442,711 <text:s/></text:p>
          </table:table-cell>
          <table:table-cell table:style-name="ce26" office:value-type="float" office:value="1834758.14457635" calcext:value-type="float">
            <text:p><text:s/>1,834,758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777405.302406667" calcext:value-type="float">
            <text:p><text:s/>777,40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5"/>
          <table:table-cell table:style-name="ce20" office:value-type="float" office:value="12003079.7257786" calcext:value-type="float">
            <text:p><text:s/>12,003,080 <text:s/></text:p>
          </table:table-cell>
          <table:table-cell table:style-name="ce26" office:value-type="float" office:value="332738.217777778" calcext:value-type="float">
            <text:p><text:s/>332,738 <text:s/></text:p>
          </table:table-cell>
          <table:table-cell table:style-name="ce26" office:value-type="float" office:value="2534085.00184" calcext:value-type="float">
            <text:p><text:s/>2,534,085 <text:s/></text:p>
          </table:table-cell>
          <table:table-cell table:style-name="ce26" office:value-type="float" office:value="9524.25555555556" calcext:value-type="float">
            <text:p><text:s/>9,524 <text:s/></text:p>
          </table:table-cell>
          <table:table-cell table:style-name="ce26" office:value-type="float" office:value="457262.011111111" calcext:value-type="float">
            <text:p><text:s/>457,262 <text:s/></text:p>
          </table:table-cell>
          <table:table-cell table:style-name="ce26" office:value-type="float" office:value="19698" calcext:value-type="float">
            <text:p><text:s/>19,698 <text:s/></text:p>
          </table:table-cell>
          <table:table-cell table:style-name="ce26" office:value-type="float" office:value="3920191.003" calcext:value-type="float">
            <text:p><text:s/>3,920,191 <text:s/></text:p>
          </table:table-cell>
          <table:table-cell table:style-name="ce26" office:value-type="float" office:value="1930206.05792798" calcext:value-type="float">
            <text:p><text:s/>1,930,206 <text:s/></text:p>
          </table:table-cell>
          <table:table-cell table:style-name="ce26" office:value-type="float" office:value="1949894.90892614" calcext:value-type="float">
            <text:p><text:s/>1,949,895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849480.26964" calcext:value-type="float">
            <text:p><text:s/>849,480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5"/>
          <table:table-cell table:style-name="ce20" office:value-type="float" office:value="11137545.4247897" calcext:value-type="float">
            <text:p><text:s/>11,137,545 <text:s/></text:p>
          </table:table-cell>
          <table:table-cell table:style-name="ce26" office:value-type="float" office:value="612969.198888889" calcext:value-type="float">
            <text:p><text:s/>612,969 <text:s/></text:p>
          </table:table-cell>
          <table:table-cell table:style-name="ce26" office:value-type="float" office:value="2531098.82148444" calcext:value-type="float">
            <text:p><text:s/>2,531,099 <text:s/></text:p>
          </table:table-cell>
          <table:table-cell table:style-name="ce26" office:value-type="float" office:value="38119.9" calcext:value-type="float">
            <text:p><text:s/>38,120 <text:s/></text:p>
          </table:table-cell>
          <table:table-cell table:style-name="ce26" office:value-type="float" office:value="473736.2" calcext:value-type="float">
            <text:p><text:s/>473,736 <text:s/></text:p>
          </table:table-cell>
          <table:table-cell table:style-name="ce26" office:value-type="float" office:value="15732.1111111111" calcext:value-type="float">
            <text:p><text:s/>15,732 <text:s/></text:p>
          </table:table-cell>
          <table:table-cell table:style-name="ce26" office:value-type="float" office:value="3337608.085" calcext:value-type="float">
            <text:p><text:s/>3,337,608 <text:s/></text:p>
          </table:table-cell>
          <table:table-cell table:style-name="ce26" office:value-type="float" office:value="1485556.67380993" calcext:value-type="float">
            <text:p><text:s/>1,485,557 <text:s/></text:p>
          </table:table-cell>
          <table:table-cell table:style-name="ce26" office:value-type="float" office:value="1987721.36242864" calcext:value-type="float">
            <text:p><text:s/>1,987,721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655003.072066667" calcext:value-type="float">
            <text:p><text:s/>655,00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5"/>
          <table:table-cell table:style-name="ce20" office:value-type="float" office:value="13220162.7576977" calcext:value-type="float">
            <text:p><text:s/>13,220,163 <text:s/></text:p>
          </table:table-cell>
          <table:table-cell table:style-name="ce26" office:value-type="float" office:value="611998.703333333" calcext:value-type="float">
            <text:p><text:s/>611,999 <text:s/></text:p>
          </table:table-cell>
          <table:table-cell table:style-name="ce26" office:value-type="float" office:value="3034445.32247111" calcext:value-type="float">
            <text:p><text:s/>3,034,445 <text:s/></text:p>
          </table:table-cell>
          <table:table-cell table:style-name="ce26" office:value-type="float" office:value="6594.32222222222" calcext:value-type="float">
            <text:p><text:s/>6,594 <text:s/></text:p>
          </table:table-cell>
          <table:table-cell table:style-name="ce26" office:value-type="float" office:value="749624.4" calcext:value-type="float">
            <text:p><text:s/>749,624 <text:s/></text:p>
          </table:table-cell>
          <table:table-cell table:style-name="ce26" office:value-type="float" office:value="6703.66666666667" calcext:value-type="float">
            <text:p><text:s/>6,704 <text:s/></text:p>
          </table:table-cell>
          <table:table-cell table:style-name="ce26" office:value-type="float" office:value="4160948.906" calcext:value-type="float">
            <text:p><text:s/>4,160,949 <text:s/></text:p>
          </table:table-cell>
          <table:table-cell table:style-name="ce26" office:value-type="float" office:value="1530556.88132164" calcext:value-type="float">
            <text:p><text:s/>1,530,557 <text:s/></text:p>
          </table:table-cell>
          <table:table-cell table:style-name="ce26" office:value-type="float" office:value="2424767.66734934" calcext:value-type="float">
            <text:p><text:s/>2,424,768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694522.888333333" calcext:value-type="float">
            <text:p><text:s/>694,52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5"/>
          <table:table-cell table:style-name="ce20" office:value-type="float" office:value="10814860.0188979" calcext:value-type="float">
            <text:p><text:s/>10,814,860 <text:s/></text:p>
          </table:table-cell>
          <table:table-cell table:style-name="ce26" office:value-type="float" office:value="375695.497777778" calcext:value-type="float">
            <text:p><text:s/>375,695 <text:s/></text:p>
          </table:table-cell>
          <table:table-cell table:style-name="ce26" office:value-type="float" office:value="2432359.01282667" calcext:value-type="float">
            <text:p><text:s/>2,432,359 <text:s/></text:p>
          </table:table-cell>
          <table:table-cell table:style-name="ce26" office:value-type="float" office:value="15212.9333333333" calcext:value-type="float">
            <text:p><text:s/>15,213 <text:s/></text:p>
          </table:table-cell>
          <table:table-cell table:style-name="ce26" office:value-type="float" office:value="560593.755555555" calcext:value-type="float">
            <text:p><text:s/>560,594 <text:s/></text:p>
          </table:table-cell>
          <table:table-cell table:style-name="ce26" office:value-type="float" office:value="12932.1111111111" calcext:value-type="float">
            <text:p><text:s/>12,932 <text:s/></text:p>
          </table:table-cell>
          <table:table-cell table:style-name="ce26" office:value-type="float" office:value="3250029.911" calcext:value-type="float">
            <text:p><text:s/>3,250,030 <text:s/></text:p>
          </table:table-cell>
          <table:table-cell table:style-name="ce26" office:value-type="float" office:value="1343460.21659481" calcext:value-type="float">
            <text:p><text:s/>1,343,460 <text:s/></text:p>
          </table:table-cell>
          <table:table-cell table:style-name="ce26" office:value-type="float" office:value="2035919.01585863" calcext:value-type="float">
            <text:p><text:s/>2,035,919 <text:s/></text:p>
          </table:table-cell>
          <table:table-cell table:style-name="ce26" office:value-type="float" office:value="14.0611666666667" calcext:value-type="float">
            <text:p><text:s/>14 <text:s/></text:p>
          </table:table-cell>
          <table:table-cell table:style-name="ce29" office:value-type="float" office:value="788643.503673333" calcext:value-type="float">
            <text:p><text:s/>788,644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5"/>
          <table:table-cell table:style-name="ce20" office:value-type="float" office:value="12750164.8535146" calcext:value-type="float">
            <text:p><text:s/>12,750,165 <text:s/></text:p>
          </table:table-cell>
          <table:table-cell table:style-name="ce26" office:value-type="float" office:value="426278.1" calcext:value-type="float">
            <text:p><text:s/>426,278 <text:s/></text:p>
          </table:table-cell>
          <table:table-cell table:style-name="ce26" office:value-type="float" office:value="3204432.61071111" calcext:value-type="float">
            <text:p><text:s/>3,204,433 <text:s/></text:p>
          </table:table-cell>
          <table:table-cell table:style-name="ce26" office:value-type="float" office:value="11503.5777777778" calcext:value-type="float">
            <text:p><text:s/>11,504 <text:s/></text:p>
          </table:table-cell>
          <table:table-cell table:style-name="ce26" office:value-type="float" office:value="542571.4" calcext:value-type="float">
            <text:p><text:s/>542,571 <text:s/></text:p>
          </table:table-cell>
          <table:table-cell table:style-name="ce26" office:value-type="float" office:value="5967.11111111111" calcext:value-type="float">
            <text:p><text:s/>5,967 <text:s/></text:p>
          </table:table-cell>
          <table:table-cell table:style-name="ce26" office:value-type="float" office:value="4233348.633" calcext:value-type="float">
            <text:p><text:s/>4,233,349 <text:s/></text:p>
          </table:table-cell>
          <table:table-cell table:style-name="ce26" office:value-type="float" office:value="1361087.24361913" calcext:value-type="float">
            <text:p><text:s/>1,361,087 <text:s/></text:p>
          </table:table-cell>
          <table:table-cell table:style-name="ce26" office:value-type="float" office:value="2340083.6660444" calcext:value-type="float">
            <text:p><text:s/>2,340,084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624892.511251111" calcext:value-type="float">
            <text:p><text:s/>624,89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5"/>
          <table:table-cell table:style-name="ce20" office:value-type="float" office:value="13694566.0965927" calcext:value-type="float">
            <text:p><text:s/>13,694,566 <text:s/></text:p>
          </table:table-cell>
          <table:table-cell table:style-name="ce26" office:value-type="float" office:value="362027.555555556" calcext:value-type="float">
            <text:p><text:s/>362,028 <text:s/></text:p>
          </table:table-cell>
          <table:table-cell table:style-name="ce26" office:value-type="float" office:value="3443726.87838222" calcext:value-type="float">
            <text:p><text:s/>3,443,727 <text:s/></text:p>
          </table:table-cell>
          <table:table-cell table:style-name="ce26" office:value-type="float" office:value="11032.6111111111" calcext:value-type="float">
            <text:p><text:s/>11,033 <text:s/></text:p>
          </table:table-cell>
          <table:table-cell table:style-name="ce26" office:value-type="float" office:value="610218.777777778" calcext:value-type="float">
            <text:p><text:s/>610,219 <text:s/></text:p>
          </table:table-cell>
          <table:table-cell table:style-name="ce26" office:value-type="float" office:value="14096.4444444444" calcext:value-type="float">
            <text:p><text:s/>14,096 <text:s/></text:p>
          </table:table-cell>
          <table:table-cell table:style-name="ce26" office:value-type="float" office:value="4933054.098" calcext:value-type="float">
            <text:p><text:s/>4,933,054 <text:s/></text:p>
          </table:table-cell>
          <table:table-cell table:style-name="ce26" office:value-type="float" office:value="1509053.81586672" calcext:value-type="float">
            <text:p><text:s/>1,509,054 <text:s/></text:p>
          </table:table-cell>
          <table:table-cell table:style-name="ce26" office:value-type="float" office:value="2197999.74345265" calcext:value-type="float">
            <text:p><text:s/>2,198,000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613356.172002222" calcext:value-type="float">
            <text:p><text:s/>613,35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5"/>
          <table:table-cell table:style-name="ce20" office:value-type="float" office:value="11864377.2663878" calcext:value-type="float">
            <text:p><text:s/>11,864,377 <text:s/></text:p>
          </table:table-cell>
          <table:table-cell table:style-name="ce26" office:value-type="float" office:value="490034.05" calcext:value-type="float">
            <text:p><text:s/>490,034 <text:s/></text:p>
          </table:table-cell>
          <table:table-cell table:style-name="ce26" office:value-type="float" office:value="2762976.44782222" calcext:value-type="float">
            <text:p><text:s/>2,762,976 <text:s/></text:p>
          </table:table-cell>
          <table:table-cell table:style-name="ce26" office:value-type="float" office:value="34691.3888888889" calcext:value-type="float">
            <text:p><text:s/>34,691 <text:s/></text:p>
          </table:table-cell>
          <table:table-cell table:style-name="ce26" office:value-type="float" office:value="552419.466666667" calcext:value-type="float">
            <text:p><text:s/>552,419 <text:s/></text:p>
          </table:table-cell>
          <table:table-cell table:style-name="ce26" office:value-type="float" office:value="19713.5555555556" calcext:value-type="float">
            <text:p><text:s/>19,714 <text:s/></text:p>
          </table:table-cell>
          <table:table-cell table:style-name="ce26" office:value-type="float" office:value="3572465.682" calcext:value-type="float">
            <text:p><text:s/>3,572,466 <text:s/></text:p>
          </table:table-cell>
          <table:table-cell table:style-name="ce26" office:value-type="float" office:value="1622756.49534195" calcext:value-type="float">
            <text:p><text:s/>1,622,756 <text:s/></text:p>
          </table:table-cell>
          <table:table-cell table:style-name="ce26" office:value-type="float" office:value="2195942.13797916" calcext:value-type="float">
            <text:p><text:s/>2,195,942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29" office:value-type="float" office:value="613378.042133333" calcext:value-type="float">
            <text:p><text:s/>613,378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5"/>
          <table:table-cell table:style-name="ce20" office:value-type="float" office:value="12390637.2060248" calcext:value-type="float">
            <text:p><text:s/>12,390,637 <text:s/></text:p>
          </table:table-cell>
          <table:table-cell table:style-name="ce26" office:value-type="float" office:value="482499.857777778" calcext:value-type="float">
            <text:p><text:s/>482,500 <text:s/></text:p>
          </table:table-cell>
          <table:table-cell table:style-name="ce26" office:value-type="float" office:value="2818796.46307556" calcext:value-type="float">
            <text:p><text:s/>2,818,796 <text:s/></text:p>
          </table:table-cell>
          <table:table-cell table:style-name="ce26" office:value-type="float" office:value="9398.03333333333" calcext:value-type="float">
            <text:p><text:s/>9,398 <text:s/></text:p>
          </table:table-cell>
          <table:table-cell table:style-name="ce26" office:value-type="float" office:value="496390.144444444" calcext:value-type="float">
            <text:p><text:s/>496,390 <text:s/></text:p>
          </table:table-cell>
          <table:table-cell table:style-name="ce26" office:value-type="float" office:value="19036.8888888889" calcext:value-type="float">
            <text:p><text:s/>19,037 <text:s/></text:p>
          </table:table-cell>
          <table:table-cell table:style-name="ce26" office:value-type="float" office:value="4088662.008" calcext:value-type="float">
            <text:p><text:s/>4,088,662 <text:s/></text:p>
          </table:table-cell>
          <table:table-cell table:style-name="ce26" office:value-type="float" office:value="1510349.6974456" calcext:value-type="float">
            <text:p><text:s/>1,510,350 <text:s/></text:p>
          </table:table-cell>
          <table:table-cell table:style-name="ce26" office:value-type="float" office:value="2343468.99833258" calcext:value-type="float">
            <text:p><text:s/>2,343,469 <text:s/></text:p>
          </table:table-cell>
          <table:table-cell table:style-name="ce26" office:value-type="float" office:value="13.9435" calcext:value-type="float">
            <text:p><text:s/>14 <text:s/></text:p>
          </table:table-cell>
          <table:table-cell table:style-name="ce29" office:value-type="float" office:value="622021.171226667" calcext:value-type="float">
            <text:p><text:s/>622,02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5"/>
          <table:table-cell table:style-name="ce20" office:value-type="float" office:value="11334919.4132425" calcext:value-type="float">
            <text:p><text:s/>11,334,919 <text:s/></text:p>
          </table:table-cell>
          <table:table-cell table:style-name="ce26" office:value-type="float" office:value="678469.86" calcext:value-type="float">
            <text:p><text:s/>678,470 <text:s/></text:p>
          </table:table-cell>
          <table:table-cell table:style-name="ce26" office:value-type="float" office:value="3093835.41258667" calcext:value-type="float">
            <text:p><text:s/>3,093,835 <text:s/></text:p>
          </table:table-cell>
          <table:table-cell table:style-name="ce26" office:value-type="float" office:value="15314.7" calcext:value-type="float">
            <text:p><text:s/>15,315 <text:s/></text:p>
          </table:table-cell>
          <table:table-cell table:style-name="ce26" office:value-type="float" office:value="507136.388888889" calcext:value-type="float">
            <text:p><text:s/>507,136 <text:s/></text:p>
          </table:table-cell>
          <table:table-cell table:style-name="ce26" office:value-type="float" office:value="10252.6666666667" calcext:value-type="float">
            <text:p><text:s/>10,253 <text:s/></text:p>
          </table:table-cell>
          <table:table-cell table:style-name="ce26" office:value-type="float" office:value="3133807.068" calcext:value-type="float">
            <text:p><text:s/>3,133,807 <text:s/></text:p>
          </table:table-cell>
          <table:table-cell table:style-name="ce26" office:value-type="float" office:value="1279251.99914036" calcext:value-type="float">
            <text:p><text:s/>1,279,252 <text:s/></text:p>
          </table:table-cell>
          <table:table-cell table:style-name="ce26" office:value-type="float" office:value="2200126.25627549" calcext:value-type="float">
            <text:p><text:s/>2,200,126 <text:s/></text:p>
          </table:table-cell>
          <table:table-cell table:style-name="ce26" office:value-type="float" office:value="14.12" calcext:value-type="float">
            <text:p><text:s/>14 <text:s/></text:p>
          </table:table-cell>
          <table:table-cell table:style-name="ce29" office:value-type="float" office:value="416710.941684444" calcext:value-type="float">
            <text:p><text:s/>416,711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6"/>
          <table:table-cell table:style-name="ce21" office:value-type="float" office:value="130042406.549136" calcext:value-type="float">
            <text:p><text:s/>130,042,407 <text:s/></text:p>
          </table:table-cell>
          <table:table-cell table:style-name="ce27" office:value-type="float" office:value="5270253.52666667" calcext:value-type="float">
            <text:p><text:s/>5,270,254 <text:s/></text:p>
          </table:table-cell>
          <table:table-cell table:style-name="ce27" office:value-type="float" office:value="30391213.9617067" calcext:value-type="float">
            <text:p><text:s/>30,391,214 <text:s/></text:p>
          </table:table-cell>
          <table:table-cell table:style-name="ce27" office:value-type="float" office:value="185727.322222222" calcext:value-type="float">
            <text:p><text:s/>185,727 <text:s/></text:p>
          </table:table-cell>
          <table:table-cell table:style-name="ce27" office:value-type="float" office:value="5713418.66666667" calcext:value-type="float">
            <text:p><text:s/>5,713,419 <text:s/></text:p>
          </table:table-cell>
          <table:table-cell table:style-name="ce27" office:value-type="float" office:value="149271.111111111" calcext:value-type="float">
            <text:p><text:s/>149,271 <text:s/></text:p>
          </table:table-cell>
          <table:table-cell table:style-name="ce27" office:value-type="float" office:value="40722229.234" calcext:value-type="float">
            <text:p><text:s/>40,722,229 <text:s/></text:p>
          </table:table-cell>
          <table:table-cell table:style-name="ce27" office:value-type="float" office:value="16609665.3420457" calcext:value-type="float">
            <text:p><text:s/>16,609,665 <text:s/></text:p>
          </table:table-cell>
          <table:table-cell table:style-name="ce27" office:value-type="float" office:value="23527809.6171817" calcext:value-type="float">
            <text:p><text:s/>23,527,810 <text:s/></text:p>
          </table:table-cell>
          <table:table-cell table:style-name="ce27" office:value-type="float" office:value="42.1246666666667" calcext:value-type="float">
            <text:p><text:s/>42 <text:s/></text:p>
          </table:table-cell>
          <table:table-cell table:style-name="ce30" office:value-type="float" office:value="7472775.64286889" calcext:value-type="float">
            <text:p><text:s/>7,472,776 <text:s/></text:p>
          </table:table-cell>
          <table:table-cell table:number-columns-repeated="1010"/>
        </table:table-row>
        <table:table-row table:style-name="ro5" table:number-rows-repeated="23">
          <table:table-cell table:number-columns-repeated="3"/>
          <table:table-cell table:style-name="ce22" table:number-columns-repeated="11"/>
          <table:table-cell table:number-columns-repeated="1010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text>- 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-  </number:text>
      <style:map style:condition="value()&gt;0" style:apply-style-name="N182P0"/>
      <style:map style:condition="value()&lt;0" style:apply-style-name="N182P1"/>
    </number:number-style>
    <number:number-style style:name="N183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進口能源</dc:title>
    <dc:subject>進口能源</dc:subject>
    <meta:keyword>能源統計月報</meta:keyword>
    <dc:description>進口能源</dc:description>
    <meta:initial-creator>國際合作與能源統計科</meta:initial-creator>
    <meta:creation-date>2012-04-17T14:37:34</meta:creation-date>
    <dc:creator>方文秀</dc:creator>
    <dc:date>2021-12-29T20:15:45</dc:date>
    <meta:print-date>2021-12-29T20:15:41</meta:print-date>
    <meta:document-statistic meta:table-count="1" meta:cell-count="544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